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  <style:text-properties fo:color="#FF0000"/>
    </style:style>
    <style:style style:name="ce3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3.5995833333333cm" style:use-optimal-column-width="true"/>
    </style:style>
    <style:style style:name="co2" style:family="table-column">
      <style:table-column-properties fo:break-before="auto" style:column-width="21.1666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fenition_of_don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ls je het hebt gedaan maak m groen en zet achter de naam hoe het bestand heet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1">
            <text:p>Player Control<text:s/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basic gameplay scenario<text:s/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sound &amp; effects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gameplay mechanics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User-interfac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additional features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Project_Timelin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Schets van de game asset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1">
            <text:p>Unieke assets: Assets voor de game zijn vormgegeven op eigen wijze met behulp van een grafische tool ( Bijvoorbeeld Pixelart 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1">
            <text:p>Demo van de game: game is demo ready gemaakt met Phaser 3, Game is ontstaat vanuit een customized tuturial game of volledig zelf bedacht variant.<text:s/>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1">
            <text:p>Reflectie verslag: Wat ging goed? / Wat kan beter? / Waar ga ik mee door in een volgend gesprek.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Eigen_ideeën" table:style-name="ta1">
        <table:table-column table:style-name="co3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Startscherm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Singleplayer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meerdere plabol karakters ( Andere skins )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Skins kan je kopen met coins die je ingame kan vinden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Achtergrond<text:s/>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Offline te spelen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Score kunnen zien per buis krijg je 1 bij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( Bijvoorbeeld ) Bij de 100 Punten krijg je 50 coins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Verschillende skins maken.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Verschillende modus / Bijvoorbeeld bij easy heb je 3 levens Middle mode 2 levens hard mode 1 leven.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Idee Jorick = Eigen muziek kunnen toevoegen via een Url van youtube of spotifhy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Coins in beeld kunnen zien als je speelt met een Coins icoon en daarachter hoeveel coins je hebt.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Jorick Zweekhorst</meta:initial-creator>
    <dc:creator>Jorick Zweekhorst</dc:creator>
    <meta:creation-date>2024-02-06T12:20:23Z</meta:creation-date>
    <dc:date>2024-02-06T12:42:10Z</dc:date>
  </office:meta>
</office:document-meta>
</file>